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Arial" officeooo:paragraph-rsid="0003aaff" style:font-name-complex="Arial1"/>
    </style:style>
    <style:style style:name="P3" style:family="paragraph" style:parent-style-name="Standard">
      <style:text-properties officeooo:paragraph-rsid="0003aaff"/>
    </style:style>
    <style:style style:name="P4" style:family="paragraph" style:parent-style-name="Standard">
      <style:text-properties officeooo:rsid="0003aaff" officeooo:paragraph-rsid="0003aaff"/>
    </style:style>
    <style:style style:name="P5" style:family="paragraph" style:parent-style-name="Standard">
      <style:paragraph-properties fo:text-align="justify" style:justify-single-word="false" fo:orphans="0" fo:widows="0"/>
      <style:text-properties style:font-name="Montserrat" officeooo:paragraph-rsid="0003aaff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GENIERÍA EN SISTEMAS COMPUTACIONALES</text:h>
      <text:p text:style-name="P4"/>
      <text:p text:style-name="P4"/>
      <text:p text:style-name="P4"/>
      <text:h text:style-name="Heading_20_4" text:outline-level="4">MISIÓN</text:h>
      <text:p text:style-name="P3"/>
      <text:p text:style-name="P5">Formar profesionales con ética y responsabilidad social, que tengan espíritu investigador para actualizar permanentemente sus conocimientos científicos y tecnológicos en una forma integral en el área de las ciencias computacionales; que desarrollen un espíritu emprendedor para promover y contribuir en el desarrollo de su entorno, en un contexto de respeto a los valores del hombre, sus derechos humanos, la conservación de la naturaleza y la justicia social.</text:p>
      <text:p text:style-name="P3"/>
      <text:p text:style-name="P3"/>
      <text:p text:style-name="P3"/>
      <text:h text:style-name="Heading_20_4" text:outline-level="4">VISIÓN</text:h>
      <text:p text:style-name="P3"/>
      <text:p text:style-name="P5">Ser reconocida por la sociedad, organismos certificadores y de acreditación, por la excelencia académica, que provee permanentemente a la sociedad, profesionistas con un alto valor moral y ético, con formación sólida en las tecnologías de la información y comunicación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9T12:47:46.825487818</meta:creation-date>
    <dc:date>2021-07-09T12:49:59.794082234</dc:date>
    <meta:editing-duration>PT2M13S</meta:editing-duration>
    <meta:editing-cycles>1</meta:editing-cycles>
    <meta:document-statistic meta:table-count="0" meta:image-count="0" meta:object-count="0" meta:page-count="1" meta:paragraph-count="5" meta:word-count="112" meta:character-count="779" meta:non-whitespace-character-count="672"/>
    <meta:generator>LibreOffice/7.1.4.2$Linux_X86_64 LibreOffice_project/a529a4fab45b75fefc5b6226684193eb000654f6</meta:generator>
  </office:meta>
</office:document-meta>
</file>